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/>
    <style:font-face style:name="Roman 10cpi" svg:font-family="'Roman 10cpi'" style:font-family-generic="modern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0.035cm solid #000000" fo:border-bottom="none"/>
    </style:style>
    <style:style style:name="Table1.B1" style:family="table-cell">
      <style:table-cell-properties fo:padding="0.097cm" fo:border-left="0.035cm solid #000000" fo:border-right="none" fo:border-top="0.035cm solid #000000" fo:border-bottom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49cm" fo:border-left="none" fo:border-right="none" fo:border-top="0.035cm solid #000000" fo:border-bottom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cm" fo:border-left="none" fo:border-right="none" fo:border-top="0.035cm solid #000000" fo:border-bottom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6.029cm" style:rel-column-width="23243*"/>
    </style:style>
    <style:style style:name="Table4.B" style:family="table-column">
      <style:table-column-properties style:column-width="5.918cm" style:rel-column-width="22815*"/>
    </style:style>
    <style:style style:name="Table4.C" style:family="table-column">
      <style:table-column-properties style:column-width="5.052cm" style:rel-column-width="19477*"/>
    </style:style>
    <style:style style:name="Table4.1" style:family="table-row">
      <style:table-row-properties style:min-row-height="1.284cm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49cm" fo:border-left="none" fo:border-right="none" fo:border-top="0.035cm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Roman 10cpi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Roman 10cpi" style:font-size-complex="12pt" style:language-complex="ar" style:country-complex="SA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Roman 10cpi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Roman 10cpi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style:font-name-asian="Times New Roman" style:font-size-asian="12pt" style:font-name-complex="Roman 10cpi" style:font-size-complex="10pt" style:language-complex="ar" style:country-complex="SA"/>
    </style:style>
    <style:style style:name="P6" style:family="paragraph" style:parent-style-name="Footer">
      <style:paragraph-properties fo:margin-left="0.086cm" fo:margin-right="0cm" fo:text-align="center" style:justify-single-word="false" fo:text-indent="0cm" style:auto-text-indent="false" style:snap-to-layout-grid="false">
        <style:tab-stops>
          <style:tab-stop style:position="7.708cm" style:type="center"/>
          <style:tab-stop style:position="15.503cm" style:type="right"/>
        </style:tab-stops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Roman 10cpi" style:font-size-complex="10pt" style:language-complex="ar" style:country-complex="SA"/>
    </style:style>
    <style:style style:name="P7" style:family="paragraph" style:parent-style-name="Footer">
      <style:paragraph-properties fo:text-align="end" style:justify-single-word="false" style:snap-to-layout-grid="false"/>
      <style:text-properties style:use-window-font-color="true" style:font-name="Times New Roman" fo:font-size="8pt" fo:language="pt" fo:country="BR" fo:font-weight="bold" style:font-name-asian="Times New Roman" style:font-size-asian="8pt" style:font-weight-asian="bold" style:font-name-complex="Roman 10cpi" style:font-size-complex="10pt" style:language-complex="ar" style:country-complex="SA"/>
    </style:style>
    <style:style style:name="P8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Roman 10cpi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pt" fo:country="BR" style:font-name-asian="Times New Roman" style:font-size-asian="12pt" style:font-name-complex="Roman 10cpi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pt" fo:country="BR" style:font-name-asian="Times New Roman" style:font-size-asian="12pt" style:font-name-complex="Courier New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Courier New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984cm" style:auto-text-indent="false"/>
      <style:text-properties style:use-window-font-color="true" style:font-name="Times New Roman" fo:font-size="12pt" fo:language="pt" fo:country="BR" style:font-name-asian="Times New Roman" style:font-size-asian="12pt" style:font-name-complex="Courier New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align="justify" style:justify-single-word="false" fo:text-indent="1.984cm" style:auto-text-indent="false"/>
      <style:text-properties style:use-window-font-color="true" style:font-name="Times New Roman" fo:font-size="12pt" fo:language="pt" fo:country="BR" style:font-name-asian="Times New Roman" style:font-size-asian="12pt" style:font-name-complex="Roman 10cpi" style:font-size-complex="10pt" style:language-complex="ar" style:country-complex="SA"/>
    </style:style>
    <style:style style:name="P14" style:family="paragraph" style:parent-style-name="Table_20_Contents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Roman 10cpi" style:font-size-complex="10pt" style:language-complex="ar" style:country-complex="SA"/>
    </style:style>
    <style:style style:name="P15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Roman 10cpi" style:font-size-complex="10pt" style:language-complex="ar" style:country-complex="SA"/>
    </style:style>
    <style:style style:name="T3" style:family="text">
      <style:text-properties style:use-window-font-color="true" style:font-name="Times New Roman" fo:font-size="9pt" fo:language="pt" fo:country="BR" style:font-name-asian="Times New Roman" style:font-size-asian="9pt" style:font-name-complex="Roman 10cpi" style:font-size-complex="10pt" style:language-complex="ar" style:country-complex="SA"/>
    </style:style>
    <style:style style:name="T4" style:family="text">
      <style:text-properties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ize="9pt" fo:font-weight="normal" style:font-size-asian="9pt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 text:c="2"/></text:p>
            <text:p text:style-name="P3">Modalidade <text:span text:style-name="T7">[var.descricaoModalidade]</text:span></text:p>
            <text:p text:style-name="P3">Licitação Nº. <text:span text:style-name="T7">[var.codLicitacao]/[var.exercicioLicitacao] <text:s/></text:span></text:p>
          </table:table-cell>
          <table:table-cell table:style-name="Table1.B1" office:value-type="string">
            <text:p text:style-name="P4"><text:s/></text:p>
            <text:p text:style-name="P4">ABERTURA DAS PROPOSTAS</text:p>
            <text:p text:style-name="P4"/>
            <text:p text:style-name="P8"><text:span text:style-name="T6">DATA: </text:span>[var.dt_abertura_propostas]</text:p>
            <text:p text:style-name="P8"><text:span text:style-name="T6">HORÁRIO: </text:span>[var.hora_abertura_propostas]</text:p>
            <text:p text:style-name="P8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 text:c="2"/></text:p>
            <text:p text:style-name="P3">Objeto da Licitação : <text:span text:style-name="T5">[var.descricaoObjeto]</text:span></text:p>
            <text:p text:style-name="P3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 text:c="2"/></text:p>
            <text:p text:style-name="P3">Valor Orçado: <text:span text:style-name="T5">R$ [var.valorOrcado]</text:span></text:p>
            <text:p text:style-name="P3">Recurso Orçamentário conforme parecer da contabilidade:</text:p>
            <text:p text:style-name="P3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office:value-type="string">
            <text:p text:style-name="Table_20_Contents"><text:span text:style-name="T2">Órgão: </text:span><text:span text:style-name="T3">[Blk.nom_orgao;block=table:table]</text:span></text:p>
          </table:table-cell>
          <table:table-cell office:value-type="string">
            <text:p text:style-name="P14">Proj./Ativ.: <text:span text:style-name="T8">[Blk.nom_pao;block=table:table]</text:span></text:p>
          </table:table-cell>
          <table:table-cell office:value-type="string">
            <text:p text:style-name="P14">Elemento: <text:span text:style-name="T8">[Blk.cod_estrutural;block=table:table]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 text:c="2"/></text:p>
            <text:p text:style-name="P11">TERMO DE AUTUAÇÃO</text:p>
            <text:p text:style-name="P12"/>
            <text:p text:style-name="P13"><text:span text:style-name="T4">Aos [var.numeroDia] dias do mês de [var.nomeMes] do ano de [var.anoExtenso], na sede da </text:span>[var.nomeEntidade], sito a [var.logradouro] [var.numero] [var.complemento], eu [var.nomeServidor] Servidor responsável pela expedição de editais de licitações, nomeado através do(a) [var.tipoNorma] n.º [var.norma], procedo a AUTUAÇÃO do processo supra citado, o qual consta de <text:page-count>1</text:page-count> folhas numeradas e rubricadas, do que, para constar lavrei o presente termo, que segue por mim assinado.</text:p>
            <text:p text:style-name="P10"><text:s/></text:p>
            <text:p text:style-name="P10"/>
            <text:p text:style-name="P10"/>
            <text:p text:style-name="P10"/>
            <text:p text:style-name="P10"><draw:line text:anchor-type="paragraph" draw:z-index="0" draw:style-name="gr1" draw:text-style-name="P15" svg:x1="2.946cm" svg:y1="0.298cm" svg:x2="13.637cm" svg:y2="0.298cm"><text:p/></draw:line></text:p>
            <text:p text:style-name="P9">[var.nomeServidor]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Roman 10cpi" svg:font-family="'Roman 10cpi'" style:font-family-generic="modern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666cm" style:rel-column-width="21845*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Roman 10cpi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Roman 10cpi" style:font-size-complex="12pt" style:language-complex="ar" style:country-complex="SA" style:font-weight-complex="normal"/>
    </style:style>
    <style:style style:name="P3" style:family="paragraph" style:parent-style-name="Footer">
      <style:paragraph-properties fo:margin-left="0.086cm" fo:margin-right="0cm" fo:text-align="center" style:justify-single-word="false" fo:text-indent="0cm" style:auto-text-indent="false" style:snap-to-layout-grid="false">
        <style:tab-stops>
          <style:tab-stop style:position="7.708cm" style:type="center"/>
          <style:tab-stop style:position="15.503cm" style:type="right"/>
        </style:tab-stops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Roman 10cpi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 style:snap-to-layout-grid="false"/>
      <style:text-properties style:use-window-font-color="true" style:font-name="Times New Roman" fo:font-size="8pt" fo:language="pt" fo:country="BR" fo:font-weight="bold" style:font-name-asian="Times New Roman" style:font-size-asian="8pt" style:font-weight-asian="bold" style:font-name-complex="Roman 10cpi" style:font-size-complex="10pt" style:language-complex="ar" style:country-complex="SA"/>
    </style:style>
    <style:style style:name="T1" style:family="text">
      <style:text-properties fo:font-size="8pt" fo:font-weight="bold" style:font-size-asian="8pt" style:font-weight-asian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[var.nomeEntidade]</text:p>
        <text:p text:style-name="P2">[var.uf]</text:p>
      </style:header>
      <style:footer>
        <table:table table:name="Table6" table:style-name="Table6">
          <table:table-column table:style-name="Table6.A" table:number-columns-repeated="3"/>
          <table:table-row>
            <table:table-cell office:value-type="string">
              <text:p text:style-name="Table_20_Contents"/>
            </table:table-cell>
            <table:table-cell office:value-type="string">
              <text:p text:style-name="P3"><text:span text:style-name="T1">Pág. <text:s text:c="4"/></text:span><text:span text:style-name="Page_20_Number"><text:span text:style-name="T1"><text:page-number text:select-page="current">1</text:page-number></text:span></text:span></text:p>
            </table:table-cell>
            <table:table-cell office:value-type="string">
              <text:p text:style-name="P4">Termo de Autuação de Edital</text:p>
            </table:table-cell>
          </table:table-row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12-19T14:51:06</meta:creation-date>
    <dc:date>2009-03-24T13:54:56</dc:date>
    <meta:editing-cycles>52</meta:editing-cycles>
    <meta:editing-duration>P2DT10H47M13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24" meta:word-count="127" meta:character-count="1031"/>
  </office:meta>
</office:document-meta>
</file>